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d2f" officeooo:paragraph-rsid="00022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Bilan perso:</text:p>
      <text:p text:style-name="P1">Juliette et Antony:</text:p>
      <text:p text:style-name="P1">-Launch fonctionnel général</text:p>
      <text:p text:style-name="P1">-PID déplacement robot réglé</text:p>
      <text:p text:style-name="P1">-Ajout du code de Sarah. Problem de tf</text:p>
      <text:p text:style-name="P1"/>
      <text:p text:style-name="P1">Malou:</text:p>
      <text:p text:style-name="P1">-Restructuration du code de l’urdf</text:p>
      <text:p text:style-name="P1">-Travaille sur le positionnement de la camera par arpport à la plante: réglage de l’angle et de la distance. Traitement d’image de la camera fixée sur le bras. La commande est envoyé au bras, mais aucuun test n’a été effectué.</text:p>
      <text:p text:style-name="P1"/>
      <text:p text:style-name="P1">Sarah:</text:p>
      <text:p text:style-name="P1">-Afficage du rayon sur Gazebo</text:p>
      <text:p text:style-name="P1"/>
      <text:p text:style-name="P1">Olivier:</text:p>
      <text:p text:style-name="P1">-Suppression des plantes une fois traitées. Encore à debugger</text:p>
      <text:p text:style-name="P1"/>
      <text:p text:style-name="P1">Louis: </text:p>
      <text:p text:style-name="P1">- debbugage incomatibilités Ros/ OpenCV Ros/Python3</text:p>
      <text:p text:style-name="P1">- installation des controller, reglage des PID du bras et debugage</text:p>
      <text:p text:style-name="P1"/>
      <text:p text:style-name="P1">Bilan général:</text:p>
      <text:p text:style-name="P1">Le bras est maintenant pleinement fonctionnel. Un debut de control a été implementé pour le positionner, mais il reste du travail. Il reste également à integrer le travail visuel du laser au code (travail de Sarah et Olivi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36:54.065936423</meta:creation-date>
    <dc:date>2019-01-23T17:49:18.780724520</dc:date>
    <meta:editing-duration>PT4S</meta:editing-duration>
    <meta:editing-cycles>1</meta:editing-cycles>
    <meta:document-statistic meta:table-count="0" meta:image-count="0" meta:object-count="0" meta:page-count="1" meta:paragraph-count="17" meta:word-count="140" meta:character-count="857" meta:non-whitespace-character-count="733"/>
    <meta:generator>LibreOffice/5.1.6.2$Linux_X86_64 LibreOffice_project/10m0$Build-2</meta:generator>
  </office:meta>
</office:document-meta>
</file>